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FreeSans2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="gradient" draw:fill-gradient-name="Gradient_20_5" draw:textarea-horizontal-align="justify" draw:textarea-vertical-align="middle" draw:auto-grow-height="false" fo:min-height="1.57cm" fo:min-width="4.964cm"/>
    </style:style>
    <style:style style:name="gr2" style:family="graphic" style:parent-style-name="standard" style:list-style-name="L1">
      <style:graphic-properties draw:fill="gradient" draw:fill-gradient-name="Gradient_20_5" draw:textarea-horizontal-align="justify" draw:textarea-vertical-align="middle" draw:auto-grow-height="false" fo:min-height="1.57cm" fo:min-width="4.964cm"/>
    </style:style>
    <style:style style:name="gr3" style:family="graphic" style:parent-style-name="standard" style:list-style-name="L1">
      <style:graphic-properties draw:fill="gradient" draw:fill-color="#ccff99" draw:fill-gradient-name="Gradient_20_9" draw:textarea-horizontal-align="justify" draw:textarea-vertical-align="middle" draw:auto-grow-height="false" fo:min-height="1.273cm" fo:min-width="3.36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gradient" draw:fill-gradient-name="Gradient_20_5" draw:textarea-horizontal-align="justify" draw:textarea-vertical-align="middle" draw:auto-grow-height="false" fo:min-height="1.57cm" fo:min-width="4.964cm"/>
    </style:style>
    <style:style style:name="gr6" style:family="graphic" style:parent-style-name="standard">
      <style:graphic-properties draw:fill="gradient" draw:fill-color="#ccff99" draw:fill-gradient-name="Gradient_20_9" draw:textarea-horizontal-align="justify" draw:textarea-vertical-align="middle" draw:auto-grow-height="false" fo:min-height="1.273cm" fo:min-width="3.364cm"/>
    </style:style>
    <style:style style:name="gr7" style:family="graphic" style:parent-style-name="standard" style:list-style-name="L1">
      <style:graphic-properties draw:fill="gradient" draw:fill-gradient-name="Gradient_20_5" draw:textarea-horizontal-align="justify" draw:textarea-vertical-align="middle" draw:auto-grow-height="false" fo:min-height="1.57cm" fo:min-width="4.964cm"/>
    </style:style>
    <style:style style:name="gr8" style:family="graphic" style:parent-style-name="standard" style:list-style-name="L1">
      <style:graphic-properties draw:fill="gradient" draw:fill-color="#ccff99" draw:fill-gradient-name="Gradient_20_9" draw:textarea-horizontal-align="justify" draw:textarea-vertical-align="middle" draw:auto-grow-height="false" fo:min-height="1.273cm" fo:min-width="3.364cm"/>
    </style:style>
    <style:style style:name="gr9" style:family="graphic" style:parent-style-name="standard" style:list-style-name="L1">
      <style:graphic-properties draw:fill="gradient" draw:fill-gradient-name="Gradient_20_5" draw:textarea-horizontal-align="justify" draw:textarea-vertical-align="middle" draw:auto-grow-height="false" fo:min-height="1.57cm" fo:min-width="4.964cm"/>
    </style:style>
    <style:style style:name="gr10" style:family="graphic" style:parent-style-name="standard" style:list-style-name="L1">
      <style:graphic-properties draw:fill="gradient" draw:fill-color="#ccff99" draw:fill-gradient-name="Gradient_20_9" draw:textarea-horizontal-align="justify" draw:textarea-vertical-align="middle" draw:auto-grow-height="false" fo:min-height="1.273cm" fo:min-width="3.364cm"/>
    </style:style>
    <style:style style:name="gr11" style:family="graphic" style:parent-style-name="standard" style:list-style-name="L1">
      <style:graphic-properties draw:fill="gradient" draw:fill-color="#ccff99" draw:fill-gradient-name="Gradient_20_9" draw:textarea-horizontal-align="justify" draw:textarea-vertical-align="middle" draw:auto-grow-height="false" fo:min-height="1.273cm" fo:min-width="3.364cm"/>
    </style:style>
    <style:style style:name="gr12" style:family="graphic" style:parent-style-name="standard" style:list-style-name="L1">
      <style:graphic-properties draw:fill="gradient" draw:fill-gradient-name="Gradient_20_5" draw:textarea-horizontal-align="justify" draw:textarea-vertical-align="middle" draw:auto-grow-height="false" fo:min-height="1.57cm" fo:min-width="4.964cm"/>
    </style:style>
    <style:style style:name="gr13" style:family="graphic" style:parent-style-name="standard" style:list-style-name="L1">
      <style:graphic-properties draw:fill="gradient" draw:fill-color="#ccff99" draw:fill-gradient-name="Gradient_20_9" draw:textarea-horizontal-align="justify" draw:textarea-vertical-align="middle" draw:auto-grow-height="false" fo:min-height="1.273cm" fo:min-width="3.364cm"/>
    </style:style>
    <style:style style:name="gr14" style:family="graphic" style:parent-style-name="standard" style:list-style-name="L1">
      <style:graphic-properties draw:fill="gradient" draw:fill-color="#ccff99" draw:fill-gradient-name="Gradient_20_9" draw:textarea-horizontal-align="justify" draw:textarea-vertical-align="middle" draw:auto-grow-height="false" fo:min-height="1.273cm" fo:min-width="3.364cm"/>
    </style:style>
    <style:style style:name="gr15" style:family="graphic" style:parent-style-name="standard">
      <style:graphic-properties draw:stroke="none" svg:stroke-color="#000000" draw:fill="none" draw:fill-color="#ffffff" fo:min-height="1.147cm"/>
    </style:style>
    <style:style style:name="gr16" style:family="graphic" style:parent-style-name="standard">
      <style:graphic-properties draw:stroke="none" svg:stroke-color="#000000" draw:fill="none" draw:fill-color="#ffffff" fo:min-height="2.37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gradient" draw:fill-gradient-name="Gradient_20_5"/>
      <style:paragraph-properties fo:margin-left="0cm" fo:margin-right="0cm" fo:text-align="center" fo:text-indent="0cm"/>
      <style:text-properties style:font-name="Liberation Sans" fo:font-size="24pt" fo:font-weight="bold" style:letter-kerning="true" style:font-name-asian="Droid Sans Fallback" style:font-size-asian="24pt" style:font-weight-asian="bold" style:font-name-complex="FreeSans" style:font-size-complex="24pt" style:font-weight-complex="bold"/>
    </style:style>
    <style:style style:name="P3" style:family="paragraph">
      <style:paragraph-properties fo:margin-left="0cm" fo:margin-right="0cm" fo:text-align="center" fo:text-indent="0cm"/>
      <style:text-properties style:font-name="Liberation Sans" fo:font-size="16pt" style:letter-kerning="true" style:font-name-asian="Droid Sans Fallback" style:font-size-asian="16pt" style:font-name-complex="FreeSans" style:font-size-complex="16pt"/>
    </style:style>
    <style:style style:name="P4" style:family="paragraph">
      <loext:graphic-properties draw:fill="gradient" draw:fill-color="#ccff99" draw:fill-gradient-name="Gradient_20_9"/>
      <style:paragraph-properties fo:margin-left="0cm" fo:margin-right="0cm" fo:text-align="center" fo:text-indent="0cm"/>
      <style:text-properties style:font-name="Liberation Sans" fo:font-size="16pt" style:letter-kerning="true" style:font-name-asian="Droid Sans Fallback" style:font-size-asian="16pt" style:font-name-complex="FreeSans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gradient" draw:fill-gradient-name="Gradient_20_5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gradient" draw:fill-color="#ccff99" draw:fill-gradient-name="Gradient_20_9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none" draw:fill-color="#ffffff"/>
    </style:style>
    <style:style style:name="T1" style:family="text">
      <style:text-properties style:font-name="Liberation Sans" fo:font-size="24pt" fo:font-weight="bold" style:letter-kerning="true" style:font-name-asian="Droid Sans Fallback" style:font-size-asian="24pt" style:font-weight-asian="bold" style:font-name-complex="FreeSans" style:font-size-complex="24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64cm" svg:height="1.82cm" svg:x="14.918cm" svg:y="14.032cm">
          <draw:glue-point draw:id="4" svg:x="2.404cm" svg:y="5.005cm"/>
          <draw:glue-point draw:id="5" svg:x="-2.476cm" svg:y="5.005cm"/>
          <draw:glue-point draw:id="6" svg:x="2.364cm" svg:y="-5.005cm"/>
          <draw:glue-point draw:id="7" svg:x="-2.516cm" svg:y="-5.005cm"/>
          <draw:glue-point draw:id="8" svg:x="-0.721cm" svg:y="-4.923cm"/>
          <draw:glue-point draw:id="9" svg:x="0.673cm" svg:y="-4.923cm"/>
          <text:p text:style-name="P1"><text:span text:style-name="T1">Ma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463cm" svg:height="1.821cm" svg:x="28.573cm" svg:y="14.038cm">
          <text:p text:style-name="P1"><text:span text:style-name="T1">Pers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5.463cm" svg:height="2.152cm" svg:x="21.877cm" svg:y="13.869cm">
          <text:p text:style-name="P3">created b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0.382cm" svg:y1="14.942cm" svg:x2="21.877cm" svg:y2="14.945cm" draw:start-shape="id1" draw:start-glue-point="1" draw:end-shape="id2" draw:end-glue-point="6" svg:d="M20382 14942h747v3h748" svg:viewBox="0 0 1496 4">
          <text:p/>
        </draw:connector>
        <draw:connector draw:style-name="gr4" draw:text-style-name="P5" draw:layer="layout" svg:x1="27.34cm" svg:y1="14.945cm" svg:x2="28.573cm" svg:y2="14.948cm" draw:start-shape="id2" draw:start-glue-point="10" draw:end-shape="id3" draw:end-glue-point="3" svg:d="M27340 14945h616v3h617" svg:viewBox="0 0 1234 4">
          <text:p/>
        </draw:connector>
        <draw:custom-shape draw:style-name="gr5" draw:text-style-name="P6" xml:id="id5" draw:id="id5" draw:layer="layout" svg:width="5.464cm" svg:height="1.822cm" svg:x="8.015cm" svg:y="6.153cm">
          <text:p text:style-name="P1"><text:span text:style-name="T1">Scan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4" draw:id="id4" draw:layer="layout" svg:width="5.464cm" svg:height="2.153cm" svg:x="8.015cm" svg:y="9.27cm">
          <text:p text:style-name="P7"><text:span text:style-name="T2">has sc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7.257cm" svg:y1="14.047cm" svg:x2="13.479cm" svg:y2="10.347cm" draw:start-shape="id1" draw:start-glue-point="8" draw:end-shape="id4" draw:end-glue-point="10" svg:d="M17257 14047v-3700h-3778" svg:viewBox="0 0 3779 3701">
          <text:p/>
        </draw:connector>
        <draw:connector draw:style-name="gr4" draw:text-style-name="P5" draw:layer="layout" svg:x1="10.747cm" svg:y1="9.27cm" svg:x2="10.747cm" svg:y2="7.975cm" draw:start-shape="id4" draw:start-glue-point="4" draw:end-shape="id5" draw:end-glue-point="2" svg:d="M10747 9270v-1295" svg:viewBox="0 0 1 1296">
          <text:p/>
        </draw:connector>
        <draw:custom-shape draw:style-name="gr7" draw:text-style-name="P2" xml:id="id6" draw:id="id6" draw:layer="layout" svg:width="5.462cm" svg:height="1.82cm" svg:x="28.572cm" svg:y="21.885cm">
          <text:p text:style-name="P1"><text:span text:style-name="T1">Institut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" draw:id="id7" draw:layer="layout" svg:width="5.462cm" svg:height="2.153cm" svg:x="28.573cm" svg:y="17.77cm">
          <text:p text:style-name="P3">has me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31.303cm" svg:y1="21.885cm" svg:x2="31.304cm" svg:y2="19.923cm" draw:start-shape="id6" draw:start-glue-point="0" draw:end-shape="id7" draw:end-glue-point="8" svg:d="M31303 21885v-981h1v-981" svg:viewBox="0 0 2 1963">
          <text:p/>
        </draw:connector>
        <draw:connector draw:style-name="gr4" draw:text-style-name="P5" draw:layer="layout" svg:x1="31.304cm" svg:y1="17.77cm" svg:x2="31.304cm" svg:y2="15.859cm" draw:start-shape="id7" draw:start-glue-point="4" draw:end-shape="id3" draw:end-glue-point="2" svg:d="M31304 17770v-1911" svg:viewBox="0 0 1 1912">
          <text:p/>
        </draw:connector>
        <draw:custom-shape draw:style-name="gr9" draw:text-style-name="P2" xml:id="id9" draw:id="id9" draw:layer="layout" svg:width="5.464cm" svg:height="1.82cm" svg:x="35.111cm" svg:y="9.427cm">
          <text:p text:style-name="P1"><text:span text:style-name="T1">Pla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8" draw:id="id8" draw:layer="layout" svg:width="5.463cm" svg:height="2.152cm" svg:x="21.879cm" svg:y="9.261cm">
          <text:p text:style-name="P3">issued at,</text:p>
          <text:p text:style-name="P3"><text:span text:style-name="T3">has current lo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8.017cm" svg:y1="14.047cm" svg:x2="21.879cm" svg:y2="10.337cm" draw:start-shape="id1" draw:start-glue-point="9" draw:end-shape="id8" draw:end-glue-point="6" svg:d="M18017 14047v-3710h3862" svg:viewBox="0 0 3863 3711">
          <text:p/>
        </draw:connector>
        <draw:connector draw:style-name="gr4" draw:text-style-name="P5" draw:layer="layout" svg:x1="27.342cm" svg:y1="10.337cm" svg:x2="35.111cm" svg:y2="10.337cm" draw:start-shape="id8" draw:start-glue-point="10" draw:end-shape="id9" draw:end-glue-point="3" svg:d="M27342 10337h7769" svg:viewBox="0 0 7770 1">
          <text:p/>
        </draw:connector>
        <draw:custom-shape draw:style-name="gr11" draw:text-style-name="P4" xml:id="id10" draw:id="id10" draw:layer="layout" svg:width="5.464cm" svg:height="2.152cm" svg:x="35.111cm" svg:y="13.871cm">
          <text:p text:style-name="P3">located 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34.034cm" svg:y1="22.795cm" svg:x2="37.843cm" svg:y2="16.023cm" draw:start-shape="id6" draw:start-glue-point="1" draw:end-shape="id10" draw:end-glue-point="8" svg:d="M34034 22795h3809v-6772" svg:viewBox="0 0 3810 6773">
          <text:p/>
        </draw:connector>
        <draw:connector draw:style-name="gr4" draw:text-style-name="P5" draw:layer="layout" svg:x1="34.036cm" svg:y1="14.948cm" svg:x2="35.111cm" svg:y2="14.947cm" draw:start-shape="id3" draw:start-glue-point="1" draw:end-shape="id10" draw:end-glue-point="6" svg:d="M34036 14948h537v-1h538" svg:viewBox="0 0 1076 2">
          <text:p/>
        </draw:connector>
        <draw:connector draw:style-name="gr4" draw:text-style-name="P5" draw:layer="layout" svg:x1="37.843cm" svg:y1="13.871cm" svg:x2="37.843cm" svg:y2="11.247cm" draw:start-shape="id10" draw:start-glue-point="4" draw:end-shape="id9" draw:end-glue-point="2" svg:d="M37843 13871v-2624" svg:viewBox="0 0 1 2625">
          <text:p/>
        </draw:connector>
        <draw:custom-shape draw:style-name="gr12" draw:text-style-name="P2" xml:id="id12" draw:id="id12" draw:layer="layout" svg:width="5.464cm" svg:height="1.82cm" svg:x="1.334cm" svg:y="14.033cm">
          <text:p text:style-name="P1"><text:span text:style-name="T1">Referenc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11" draw:id="id11" draw:layer="layout" svg:width="5.463cm" svg:height="2.151cm" svg:x="8.029cm" svg:y="13.866cm">
          <text:p text:style-name="P3">part o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4.918cm" svg:y1="14.942cm" svg:x2="13.492cm" svg:y2="14.942cm" draw:start-shape="id1" draw:start-glue-point="3" draw:end-shape="id11" draw:end-glue-point="10" svg:d="M14918 14942h-1426" svg:viewBox="0 0 1427 1">
          <text:p/>
        </draw:connector>
        <draw:connector draw:style-name="gr4" draw:text-style-name="P5" draw:layer="layout" svg:x1="8.029cm" svg:y1="14.942cm" svg:x2="6.798cm" svg:y2="14.943cm" draw:start-shape="id11" draw:start-glue-point="6" draw:end-shape="id12" draw:end-glue-point="1" svg:d="M8029 14942h-616v1h-615" svg:viewBox="0 0 1232 2">
          <text:p/>
        </draw:connector>
        <draw:custom-shape draw:style-name="gr14" draw:text-style-name="P4" xml:id="id13" draw:id="id13" draw:layer="layout" svg:width="5.464cm" svg:height="2.152cm" svg:x="14.917cm" svg:y="21.718cm">
          <text:p text:style-name="P3">published b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7.65cm" svg:y1="15.852cm" svg:x2="17.649cm" svg:y2="21.718cm" draw:start-shape="id1" draw:start-glue-point="2" draw:end-shape="id13" draw:end-glue-point="4" svg:d="M17650 15852v2933h-1v2933" svg:viewBox="0 0 2 5867">
          <text:p/>
        </draw:connector>
        <draw:connector draw:style-name="gr4" draw:text-style-name="P5" draw:layer="layout" svg:x1="20.381cm" svg:y1="22.794cm" svg:x2="28.572cm" svg:y2="22.795cm" draw:start-shape="id13" draw:start-glue-point="10" draw:end-shape="id6" draw:end-glue-point="3" svg:d="M20381 22794h4096v1h4095" svg:viewBox="0 0 8192 2">
          <text:p/>
        </draw:connector>
        <draw:frame draw:style-name="gr15" draw:text-style-name="P9" draw:layer="layout" svg:width="17.78cm" svg:height="1.397cm" svg:x="1.508cm" svg:y="1.635cm">
          <draw:text-box>
            <text:p><text:span text:style-name="T4">Model for Diauma - Österreichische Dialektkartographie 1924-1956</text:span></text:p>
            <text:p><text:span text:style-name="T5"/></text:p>
          </draw:text-box>
        </draw:frame>
        <draw:connector draw:style-name="gr4" draw:text-style-name="P5" draw:layer="layout" svg:x1="4.066cm" svg:y1="14.033cm" svg:x2="8.015cm" svg:y2="10.347cm" draw:start-shape="id12" draw:start-glue-point="0" draw:end-shape="id4" draw:end-glue-point="6" svg:d="M4066 14033v-3686h3949" svg:viewBox="0 0 3950 3687">
          <text:p/>
        </draw:connector>
        <draw:frame draw:style-name="gr16" draw:text-style-name="P10" draw:layer="layout" svg:width="7.874cm" svg:height="2.621cm" svg:x="1.254cm" svg:y="24.8cm">
          <draw:text-box>
            <text:p><text:span text:style-name="T5">Software version 0.20.0</text:span></text:p>
            <text:p><text:span text:style-name="T5">Last update: 2019-07-30</text:span></text:p>
            <text:p><text:span text:style-name="T5"/></text:p>
            <text:p><text:span text:style-name="T5">CC-BY 4.0, Alexander Watzinger</text:span></text:p>
            <text:p><text:span text:style-name="T5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FreeSans2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5" draw:display-name="Gradient 5" draw:style="linear" draw:start-color="#66ffff" draw:end-color="#0084d1" draw:start-intensity="100%" draw:end-intensity="100%" draw:angle="300" draw:border="0%"/>
    <draw:gradient draw:name="Gradient_20_9" draw:display-name="Gradient 9" draw:style="linear" draw:start-color="#ffffff" draw:end-color="#99ff66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1" fo:font-family="'Times New Roman'" style:font-family-generic="roman" fo:font-size="12pt" fo:language="en" fo:country="US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2" fo:font-family="Arial" style:font-family-generic="swiss" fo:font-size="14pt" style:font-name-asian="FreeSans1" style:font-family-asian="FreeSans" style:font-family-generic-asian="swiss" style:font-pitch-asian="variable" style:font-size-asian="14pt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="Times New Roman1" fo:font-family="'Times New Roman'" style:font-family-generic="roman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imes New Roman1" fo:font-family="'Times New Roman'" style:font-family-generic="roman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11:54:25.526721380</meta:creation-date>
    <dc:date>2019-07-30T15:54:45.228246339</dc:date>
    <meta:editing-duration>PT8H58M55S</meta:editing-duration>
    <meta:editing-cycles>25</meta:editing-cycles>
    <meta:generator>LibreOffice/5.2.7.2$Linux_X86_64 LibreOffice_project/20m0$Build-2</meta:generator>
    <meta:document-statistic meta:object-count="31"/>
  </office:meta>
</office:document-meta>
</file>